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5858" officeooo:paragraph-rsid="00055858"/>
    </style:style>
    <style:style style:name="P2" style:family="paragraph" style:parent-style-name="Standard">
      <style:text-properties officeooo:rsid="00066e5a" officeooo:paragraph-rsid="00066e5a"/>
    </style:style>
    <style:style style:name="T1" style:family="text">
      <style:text-properties officeooo:rsid="00066e5a"/>
    </style:style>
    <style:style style:name="T2" style:family="text">
      <style:text-properties officeooo:rsid="000820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urrent Stage</text:p>
      <text:p text:style-name="P1">At this moment we <text:span text:style-name="T1">have a working prototype of our educational awareness game, which is using <text:s/>data from the Guardian for starting values. This allows a user to interact with our web page, to see options and pretend to modify government spending, in attempting to reduce government debt. We have also completed a mock-up of the UI we want to move onto from the basic prototype.</text:span></text:p>
      <text:p text:style-name="P1"/>
      <text:p text:style-name="P2">Next Stage</text:p>
      <text:p text:style-name="P2"/>
      <text:p text:style-name="Standard"><text:span text:style-name="T2">Our next stage for our project is to publish and release to the general public. Our next target though before that is to advance the User interface into a more friendly looking interface. Also adding in repercussions to certain actions to certain departments. This we will do by </text:span>introducing<text:span text:style-name="T2"> a football fantasy league like interface this will be towards the end of developme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dykes</meta:initial-creator>
    <meta:creation-date>2014-08-01T16:09:23.451000000</meta:creation-date>
    <dc:date>2014-08-01T17:42:41.477000000</dc:date>
    <dc:creator>sam dykes</dc:creator>
    <meta:editing-duration>PT43M19S</meta:editing-duration>
    <meta:editing-cycles>6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4" meta:word-count="133" meta:character-count="776" meta:non-whitespace-character-count="645"/>
  </office:meta>
</office:document-meta>
</file>